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fo:min-height="2.095cm"/>
    </style:style>
    <style:style style:name="pr6" style:family="presentation" style:parent-style-name="Default-outline1">
      <style:graphic-properties fo:min-height="12.102cm"/>
    </style:style>
    <style:style style:name="pr7" style:family="presentation" style:parent-style-name="Default-notes">
      <style:graphic-properties draw:fill-color="#ffffff" fo:min-height="11.381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5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style:text-properties style:font-name="Courier New"/>
    </style:style>
    <style:style style:name="P10" style:family="paragraph">
      <style:paragraph-properties fo:margin-left="0cm" fo:margin-right="0cm" fo:text-indent="0cm"/>
      <style:text-properties style:font-name="Courier New"/>
    </style:style>
    <style:style style:name="P11" style:family="paragraph">
      <style:paragraph-properties fo:margin-top="0.6cm" fo:margin-bottom="0cm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font-name="Courier New" fo:language="en" fo:country="US" style:language-asian="en" style:country-asian="US" style:language-complex="en" style:country-complex="US"/>
    </style:style>
    <style:style style:name="T5" style:family="text">
      <style:text-properties style:font-name="Courier New" fo:language="en" fo:country="US" fo:font-weight="bold" style:language-asian="en" style:country-asian="US" style:font-weight-asian="bold" style:language-complex="en" style:country-complex="US" style:font-weight-complex="bold"/>
    </style:style>
    <style:style style:name="T6" style:family="text">
      <style:text-properties fo:color="#ce181e"/>
    </style:style>
    <style:style style:name="T7" style:family="text">
      <style:text-properties fo:color="#000080"/>
    </style:style>
    <style:style style:name="T8" style:family="text">
      <style:text-properties style:font-name="Courier New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Peer Code Review Done Wrong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user-transformed="true">
          <draw:text-box>
            <text:p>An Example of What <text:span text:style-name="T2">Not</text:span><text:span text:style-name="T3"> to Do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Code Review Request</text:span></text:p>
              </text:list-header>
            </text:list>
          </draw:text-box>
        </draw:frame>
        <draw:frame presentation:style-name="pr4" draw:text-style-name="P2" draw:layer="layout" svg:width="22.005cm" svg:height="13.892cm" svg:x="1.873cm" svg:y="3.888cm" presentation:class="outline" presentation:user-transformed="true">
          <draw:text-box>
            <text:p text:style-name="P4"><text:span text:style-name="T1">You check your email and see the following message:</text:span></text:p>
            <text:p text:style-name="P4"><text:span text:style-name="T1"/></text:p>
            <text:p text:style-name="P4"><text:span text:style-name="T4">From: <text:s/>Fatalai Jon &lt;fatalaijon@gmail.com&gt;</text:span></text:p>
            <text:p text:style-name="P4"><text:span text:style-name="T4">Subject: Code review of auction</text:span></text:p>
            <text:p text:style-name="P4"><text:span text:style-name="T4">Would you please review this code and join us </text:span><text:span text:style-name="T4"><text:line-break/></text:span><text:span text:style-name="T4">for a peer code review on Friday at 2:00 PM?</text:span></text:p>
            <text:p text:style-name="P4"><text:span text:style-name="T5">https://github.com/jbrucker/auction</text:span><text:span text:style-name="T4"> [master]</text:span></text:p>
            <text:p text:style-name="P4"><text:span text:style-name="T4">thanks, <text:s/></text:span></text:p>
            <text:p text:style-name="P4"><text:span text:style-name="T4">Fatalai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list text:style-name="L3">
              <text:list-header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67cm" svg:height="10.252cm" svg:x="2.549cm" svg:y="2.051cm" draw:page-number="2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What's Wrong with this Email?</text:p>
          </draw:text-box>
        </draw:frame>
        <draw:frame presentation:style-name="pr6" draw:layer="layout" svg:width="21.956cm" svg:height="12.352cm" svg:x="1.874cm" svg:y="3.889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7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What's Wrong with this Email?</text:p>
          </draw:text-box>
        </draw:frame>
        <draw:frame presentation:style-name="pr6" draw:layer="layout" svg:width="21.956cm" svg:height="12.352cm" svg:x="1.874cm" svg:y="3.889cm" presentation:class="outline">
          <draw:text-box>
            <text:list text:style-name="L2">
              <text:list-item>
                <text:p>1. Does not specify <text:span text:style-name="T6">specific code</text:span> to review.</text:p>
              </text:list-item>
              <text:list-item>
                <text:p text:style-name="P7">2. No <text:span text:style-name="T6">goal</text:span> or purpose for the review.</text:p>
              </text:list-item>
              <text:list-item>
                <text:p text:style-name="P7">3. No meeting <text:span text:style-name="T6">location</text:span>. No <text:span text:style-name="T6">length</text:span> (time) of meeting.</text:p>
              </text:list-item>
              <text:list-item>
                <text:p text:style-name="P7">4. Does not mention <text:span text:style-name="T6">other reviewers</text:span>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7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Clarification</text:p>
          </draw:text-box>
        </draw:frame>
        <draw:frame presentation:style-name="pr4" draw:text-style-name="P2" draw:layer="layout" svg:width="22.005cm" svg:height="13.892cm" svg:x="1.617cm" svg:y="4.064cm" presentation:class="outline" presentation:user-transformed="true">
          <draw:text-box>
            <text:p text:style-name="P4"><text:span text:style-name="T4">From: <text:s/>Fatalai Jon &lt;fatalaijon@gmail.com&gt;</text:span></text:p>
            <text:p text:style-name="P4"><text:span text:style-name="T4">Subject: Code review follow-up</text:span></text:p>
            <text:p text:style-name="P4"><text:span text:style-name="T4">The review time is Friday 2:00-3:15 pm, meet on Google Meet (invitation link in team calendar).</text:span></text:p>
            <text:p text:style-name="P4"><text:span text:style-name="T4">The review focuses on auction.py and the purpose is </text:span><text:span text:style-name="T4"><text:line-break/></text:span><text:span text:style-name="T4">a) find defects, </text:span><text:span text:style-name="T4"><text:line-break/></text:span><text:span text:style-name="T4">b) discover code improvements, </text:span><text:span text:style-name="T4"><text:line-break/></text:span><text:span text:style-name="T4">c) ideas for other ways to implement this, </text:span><text:span text:style-name="T4"><text:line-break/></text:span><text:span text:style-name="T4">d) is auction API sufficient and complete for needs of our project?</text:span></text:p>
            <text:p text:style-name="P4"><text:span text:style-name="T4">thanks, <text:s/></text:span></text:p>
            <text:p text:style-name="P4"><text:span text:style-name="T4">Fatalai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list text:style-name="L3">
              <text:list-header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5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Problems?</text:p>
          </draw:text-box>
        </draw:frame>
        <draw:frame presentation:style-name="pr6" draw:layer="layout" svg:width="21.956cm" svg:height="14.399cm" svg:x="1.874cm" svg:y="3.889cm" presentation:class="outline" presentation:user-transformed="true">
          <draw:text-box>
            <text:list text:style-name="L2">
              <text:list-item>
                <text:p><text:span text:style-name="T7">Preparation:</text:span></text:p>
              </text:list-item>
            </text:list>
            <text:list text:style-name="L5">
              <text:list-item>
                <text:p>does the code have passing unit tests with good coverage?</text:p>
              </text:list-item>
              <text:list-item>
                <text:p>did he run style check (flake8) and static analysis (pylint, mypy)?</text:p>
                <text:p/>
              </text:list-item>
            </text:list>
            <text:list text:style-name="L2">
              <text:list-item>
                <text:p><text:span text:style-name="T7">Code Problems:</text:span></text:p>
              </text:list-item>
              <text:list-item>
                <text:p>1. class name is not Title Case (Auction)</text:p>
              </text:list-item>
              <text:list-item>
                <text:p>2. some method names are not lowercase</text:p>
              </text:list-item>
              <text:list-item>
                <text:p>3. long if - else if - else if ...</text:p>
              </text:list-item>
              <text:list-item>
                <text:p>4. variable: mini - not descriptive name </text:p>
              </text:list-item>
              <text:list-item>
                <text:p>5. Terrible docstring in class,</text:p>
              </text:list-item>
              <text:list-item>
                <text:p>6. No docstring in methods</text:p>
              </text:list-item>
              <text:list-item>
                <text:p>7. No type hints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Not Ready for Code Review</text:p>
          </draw:text-box>
        </draw:frame>
        <draw:frame presentation:style-name="pr6" draw:layer="layout" svg:width="21.956cm" svg:height="12.352cm" svg:x="1.874cm" svg:y="3.889cm" presentation:class="outline">
          <draw:text-box>
            <text:list text:style-name="L2">
              <text:list-item>
                <text:p><text:span text:style-name="T8">Reply to: Fatalai Jon</text:span></text:p>
              </text:list-item>
              <text:list-item>
                <text:p><text:span text:style-name="T8"/></text:p>
              </text:list-item>
              <text:list-item>
                <text:p><text:span text:style-name="T8">This code is not ready for review, in my opinion, because of ...</text:span></text:p>
              </text:list-item>
              <text:list-item>
                <text:p/>
              </text:list-item>
              <text:list-item>
                <text:p/>
              </text:list-item>
            </text:list>
            <text:list text:style-name="L6">
              <text:list-item>
                <text:p>Did you run pylint or flake8 on this code?</text:p>
              </text:list-item>
              <text:list-item>
                <text:p>Did you run mypy?</text:p>
              </text:list-item>
              <text:list-item>
                <text:p>Do you have adequate unit tests?</text:p>
              </text:list-item>
            </text:list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7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The next day...</text:p>
          </draw:text-box>
        </draw:frame>
        <draw:frame presentation:style-name="pr6" draw:text-style-name="P9" draw:layer="layout" svg:width="21.956cm" svg:height="14.145cm" svg:x="1.874cm" svg:y="3.889cm" presentation:class="outline" presentation:user-transformed="true">
          <draw:text-box>
            <text:list text:style-name="L2">
              <text:list-item>
                <text:p text:style-name="P9"><text:span text:style-name="T8">From: Fatalai Jon</text:span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>Dear Reviewer,</text:span></text:p>
              </text:list-item>
              <text:list-item>
                <text:p text:style-name="P10"><text:span text:style-name="T8">Sorry about that. <text:s/>I cleaned up the code as you suggest. Revisions are in:</text:span></text:p>
              </text:list-item>
              <text:list-item>
                <text:p text:style-name="P9"><text:span text:style-name="T5">https://github.com/jbrucker/auction</text:span><text:span text:style-name="T4"> [dev]</text:span></text:p>
              </text:list-item>
              <text:list-item>
                <text:p text:style-name="P9"><text:span text:style-name="T4"/></text:p>
              </text:list-item>
              <text:list-item>
                <text:p text:style-name="P9"><text:span text:style-name="T4">Do you agree that the code is ready for review now?</text:span></text:p>
              </text:list-item>
              <text:list-item>
                <text:p text:style-name="P9"><text:span text:style-name="T4">Thanks, </text:span></text:p>
              </text:list-item>
              <text:list-item>
                <text:p text:style-name="P9"><text:span text:style-name="T4">Fatalai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8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Your Reply...</text:p>
          </draw:text-box>
        </draw:frame>
        <draw:frame presentation:style-name="pr6" draw:text-style-name="P9" draw:layer="layout" svg:width="21.956cm" svg:height="12.352cm" svg:x="1.874cm" svg:y="3.889cm" presentation:class="outline">
          <draw:text-box>
            <text:list text:style-name="L2">
              <text:list-item>
                <text:p text:style-name="P9"><text:span text:style-name="T8">Reply to: Fatalai Jon</text:span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>Where are the unit tests?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9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Peer Review Guidelines</text:p>
          </draw:text-box>
        </draw:frame>
        <draw:frame presentation:style-name="pr6" draw:layer="layout" svg:width="21.956cm" svg:height="12.352cm" svg:x="1.874cm" svg:y="3.889cm" presentation:class="outline">
          <draw:text-box>
            <text:list text:style-name="L2">
              <text:list-item>
                <text:p text:style-name="P11">Automate as much as possible.</text:p>
              </text:list-item>
              <text:list-item>
                <text:p text:style-name="P11"><text:s text:c="2"/>- run the unit tests on a CI server</text:p>
              </text:list-item>
              <text:list-item>
                <text:p text:style-name="P11"><text:s text:c="2"/>- run code coverage</text:p>
              </text:list-item>
              <text:list-item>
                <text:p text:style-name="P11"><text:s text:c="2"/>- style checker: <text:s/>pylint or flake8</text:p>
              </text:list-item>
              <text:list-item>
                <text:p text:style-name="P11"><text:s text:c="2"/>- mypy for static type checking</text:p>
              </text:list-item>
              <text:list-item>
                <text:p/>
              </text:list-item>
              <text:list-item>
                <text:p>Review code yourself before asking others to review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0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2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2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im</dc:title>
    <meta:creation-date>2019-12-02T11:13:42.932207215</meta:creation-date>
    <meta:editing-cycles>4</meta:editing-cycles>
    <meta:editing-duration>PT1H8M3S</meta:editing-duration>
    <meta:generator>LibreOffice/6.0.7.3$Linux_X86_64 LibreOffice_project/00m0$Build-3</meta:generator>
    <dc:date>2021-11-22T10:00:31.474627723</dc:date>
    <meta:document-statistic meta:object-count="144"/>
  </office:meta>
</office:document-meta>
</file>